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2010000005200000016121B6A8C5AFDA753.png" manifest:media-type="image/png"/>
  <manifest:file-entry manifest:full-path="Pictures/100000F1000008820000024F271A44028A827499.svg" manifest:media-type="image/svg+xml"/>
  <manifest:file-entry manifest:full-path="Pictures/100002010000005200000016E16CE5DE19958E21.png" manifest:media-type="image/png"/>
  <manifest:file-entry manifest:full-path="Pictures/10000201000001C70000013B354F5C6A6AB93824.png" manifest:media-type="image/png"/>
  <manifest:file-entry manifest:full-path="Pictures/100000E0000008820000024F2FDE05A9E622C578.svg" manifest:media-type="image/svg+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939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" style:family="graphic" style:parent-style-name="standard">
      <style:graphic-properties draw:stroke="none" svg:stroke-color="#000000" draw:fill="none" draw:fill-color="#ffffff" fo:min-height="3.30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style:text-properties fo:font-size="40pt" fo:font-weight="bold" style:font-weight-asian="bold" style:font-weight-complex="bold"/>
    </style:style>
    <style:style style:name="P5" style:family="paragraph">
      <loext:graphic-properties draw:fill="none" draw:fill-color="#ffffff"/>
      <style:text-properties fo:font-size="40pt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101cm" svg:height="5.608cm" svg:x="2.397cm" svg:y="4.228cm">
          <draw:image xlink:href="Pictures/10000201000001C70000013B354F5C6A6AB93824.png" xlink:type="simple" xlink:show="embed" xlink:actuate="onLoad" loext:mime-type="image/png">
            <text:p/>
          </draw:image>
        </draw:frame>
        <draw:frame draw:style-name="gr1" draw:text-style-name="P1" draw:layer="layout" svg:width="8.101cm" svg:height="5.608cm" svg:x="17.029cm" svg:y="4.228cm">
          <draw:image xlink:href="Pictures/10000201000001C70000013B354F5C6A6AB93824.png" xlink:type="simple" xlink:show="embed" xlink:actuate="onLoad" loext:mime-type="image/png">
            <text:p/>
          </draw:image>
        </draw:frame>
        <draw:frame draw:style-name="gr2" draw:text-style-name="P3" draw:layer="layout" svg:width="3.302cm" svg:height="1.27cm" svg:x="4.81cm" svg:y="5.699cm">
          <draw:text-box>
            <text:p text:style-name="P2"><text:span text:style-name="T1">Player 1</text:span></text:p>
          </draw:text-box>
        </draw:frame>
        <draw:frame draw:style-name="gr3" draw:text-style-name="P3" draw:layer="layout" svg:width="3.429cm" svg:height="1.189cm" svg:x="19.669cm" svg:y="5.74cm">
          <draw:text-box>
            <text:p text:style-name="P2"><text:span text:style-name="T1">Player 2</text:span></text:p>
          </draw:text-box>
        </draw:frame>
        <draw:g>
          <draw:frame draw:style-name="gr1" draw:text-style-name="P1" draw:layer="layout" svg:width="3.958cm" svg:height="1.073cm" draw:transform="skewX (-0.000872664625997165) rotate (-3.1388001267866) translate (15.859cm 7.763cm)">
            <draw:image xlink:href="Pictures/100000E0000008820000024F2FDE05A9E622C578.svg" xlink:type="simple" xlink:show="embed" xlink:actuate="onLoad" loext:mime-type="image/svg+xml">
              <text:p/>
            </draw:image>
            <draw:image xlink:href="Pictures/100002010000005200000016E16CE5DE19958E21.png" xlink:type="simple" xlink:show="embed" xlink:actuate="onLoad" loext:mime-type="image/png"/>
          </draw:frame>
          <draw:frame draw:style-name="gr4" draw:text-style-name="P1" draw:layer="layout" svg:width="3.958cm" svg:height="1.073cm" draw:transform="skewX (-0.000872664625997165) rotate (0.00279252680319093) translate (11.679cm 5.583cm)">
            <draw:image xlink:href="Pictures/100000F1000008820000024F271A44028A827499.svg" xlink:type="simple" xlink:show="embed" xlink:actuate="onLoad" loext:mime-type="image/svg+xml">
              <text:p/>
            </draw:image>
            <draw:image xlink:href="Pictures/100002010000005200000016121B6A8C5AFDA753.png" xlink:type="simple" xlink:show="embed" xlink:actuate="onLoad" loext:mime-type="image/png"/>
          </draw:frame>
        </draw:g>
        <draw:frame draw:style-name="gr5" draw:text-style-name="P5" draw:layer="layout" svg:width="14.478cm" svg:height="3.556cm" svg:x="6.731cm" svg:y="10.906cm">
          <draw:text-box>
            <text:p text:style-name="P4"><text:span text:style-name="T1">P</text:span><text:span text:style-name="T1">e</text:span><text:span text:style-name="T1">e</text:span><text:span text:style-name="T1">r</text:span><text:span text:style-name="T1"> </text:span><text:span text:style-name="T1">T</text:span><text:span text:style-name="T1">o</text:span><text:span text:style-name="T1"> </text:span><text:span text:style-name="T1">P</text:span><text:span text:style-name="T1">e</text:span><text:span text:style-name="T1">e</text:span><text:span text:style-name="T1">r</text:span><text:span text:style-name="T1"> </text:span><text:span text:style-name="T1">M</text:span><text:span text:style-name="T1">o</text:span><text:span text:style-name="T1">d</text:span><text:span text:style-name="T1">e</text:span><text:span text:style-name="T1">l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2-20T09:58:08.728886641</meta:creation-date>
    <dc:date>2020-02-20T10:16:20.188721808</dc:date>
    <meta:editing-duration>PT7M10S</meta:editing-duration>
    <meta:editing-cycles>2</meta:editing-cycles>
    <meta:generator>LibreOffice/6.3.4.2$Linux_X86_64 LibreOffice_project/30$Build-2</meta:generator>
    <meta:document-statistic meta:object-count="8"/>
  </office:meta>
</office:document-meta>
</file>